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2"/>
    <style:style style:name="ce7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9"/>
          <table:table-cell table:style-name="ce89"/>
          <table:table-cell table:number-columns-repeated="4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 table:number-columns-repeated="3"/>
          <table:table-cell table:style-name="ce51"/>
          <table:table-cell/>
          <table:table-cell table:style-name="ce1"/>
          <table:table-cell table:style-name="ce15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76"/>
          <table:table-cell table:number-columns-repeated="876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/>
          <table:table-cell table:style-name="ce84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 table:number-rows-repeated="2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73"/>
          <table:table-cell table:style-name="ce64" table:number-columns-repeated="2"/>
          <table:table-cell table:number-columns-repeated="2"/>
          <table:table-cell table:style-name="ce85"/>
          <table:table-cell table:style-name="ce64" table:number-columns-repeated="3"/>
          <table:table-cell table:number-columns-repeated="2"/>
          <table:table-cell table:style-name="ce73"/>
          <table:table-cell table:style-name="ce8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75"/>
          <table:table-cell table:style-name="ce64" table:number-columns-repeated="3"/>
          <table:table-cell table:style-name="ce9"/>
          <table:table-cell/>
          <table:table-cell table:style-name="ce64"/>
          <table:table-cell table:style-name="ce75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 table:number-rows-repeated="4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8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/>
          <table:table-cell table:style-name="ce75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5T13:46:44.031134329</dc:date>
    <meta:editing-duration>P2DT14H24M26S</meta:editing-duration>
    <meta:editing-cycles>467</meta:editing-cycles>
    <meta:generator>LibreOffice/7.3.7.2$Linux_X86_64 LibreOffice_project/30$Build-2</meta:generator>
    <meta:document-statistic meta:table-count="1" meta:cell-count="36" meta:object-count="0"/>
  </office:meta>
</office:document-meta>
</file>